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7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ffd7d7"/>
    </style:style>
    <style:style style:name="ce16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eeeee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Default"/>
        <table:table-column table:style-name="co4" table:number-columns-repeated="8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9" office:value-type="string" calcext:value-type="string" table:number-columns-spanned="3" table:number-rows-spanned="1">
            <text:p>proposed table A</text:p>
          </table:table-cell>
          <table:covered-table-cell/>
          <table:covered-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resolution</text:p>
          </table:table-cell>
          <table:table-cell table:style-name="ce3" office:value-type="string" calcext:value-type="string">
            <text:p>supported</text:p>
          </table:table-cell>
          <table:table-cell/>
          <table:table-cell table:style-name="ce6" office:value-type="string" calcext:value-type="string">
            <text:p>msb</text:p>
          </table:table-cell>
          <table:table-cell table:style-name="ce8" table:number-columns-repeated="6"/>
          <table:table-cell table:style-name="ce6" office:value-type="string" calcext:value-type="string">
            <text:p>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20x240</text:p>
          </table:table-cell>
          <table:table-cell table:style-name="ce4" office:value-type="string" calcext:value-type="string">
            <text:p>yes</text:p>
          </table:table-cell>
          <table:table-cell/>
          <table:table-cell table:style-name="ce7" office:value-type="string" calcext:value-type="string">
            <text:p>m3</text:p>
          </table:table-cell>
          <table:table-cell table:style-name="ce7" office:value-type="string" calcext:value-type="string">
            <text:p>m2</text:p>
          </table:table-cell>
          <table:table-cell table:style-name="ce7" office:value-type="string" calcext:value-type="string">
            <text:p>m1</text:p>
          </table:table-cell>
          <table:table-cell table:style-name="ce7" office:value-type="string" calcext:value-type="string">
            <text:p>m0</text:p>
          </table:table-cell>
          <table:table-cell table:style-name="ce7" office:value-type="string" calcext:value-type="string">
            <text:p>p1</text:p>
          </table:table-cell>
          <table:table-cell table:style-name="ce7" office:value-type="string" calcext:value-type="string">
            <text:p>p0</text:p>
          </table:table-cell>
          <table:table-cell table:number-columns-repeated="2" table:style-name="ce7" office:value-type="string" calcext:value-type="string">
            <text:p>reser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40x480</text:p>
          </table:table-cell>
          <table:table-cell table:style-name="ce4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00x60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24x768</text:p>
          </table:table-cell>
          <table:table-cell table:style-name="ce4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40x35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24x60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40x1024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70x72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920x108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560x144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840x216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erved</text:p>
          </table:table-cell>
          <table:table-cell table:style-name="Default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 table:style-name="Default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 table:style-name="Default" office:value-type="string" calcext:value-type="string">
            <text:p>n/a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 table:style-name="Default" office:value-type="string" calcext:value-type="string">
            <text:p>n/a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9" office:value-type="string" calcext:value-type="string" table:number-columns-spanned="3" table:number-rows-spanned="1">
            <text:p>proposed table B</text:p>
          </table:table-cell>
          <table:covered-table-cell/>
          <table:covered-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resolution</text:p>
          </table:table-cell>
          <table:table-cell table:style-name="ce3" office:value-type="string" calcext:value-type="string">
            <text:p>supported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20x240</text:p>
          </table:table-cell>
          <table:table-cell table:style-name="ce4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40x480</text:p>
          </table:table-cell>
          <table:table-cell table:style-name="ce4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00x600</text:p>
          </table:table-cell>
          <table:table-cell table:style-name="ce16" office:value-type="string" calcext:value-type="string">
            <text:p>possibl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24x768</text:p>
          </table:table-cell>
          <table:table-cell table:style-name="ce4"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40x350</text:p>
          </table:table-cell>
          <table:table-cell table:style-name="ce16" office:value-type="string" calcext:value-type="string">
            <text:p>possible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40x400</text:p>
          </table:table-cell>
          <table:table-cell table:style-name="ce16" office:value-type="string" calcext:value-type="string">
            <text:p>possible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54x480</text:p>
          </table:table-cell>
          <table:table-cell table:style-name="ce16" office:value-type="string" calcext:value-type="string">
            <text:p>possible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24x512</text:p>
          </table:table-cell>
          <table:table-cell table:style-name="ce16" office:value-type="string" calcext:value-type="string">
            <text:p>possible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40x1024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70x72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366x768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20x108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560x144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840x2160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6:02:34.3443498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2:20:00.540163689</meta:creation-date>
    <dc:date>2024-12-24T16:15:20.480069220</dc:date>
    <meta:editing-duration>PT50M14S</meta:editing-duration>
    <meta:editing-cycles>15</meta:editing-cycles>
    <meta:generator>LibreOffice/24.8.3.2$Linux_X86_64 LibreOffice_project/480$Build-2</meta:generator>
    <meta:document-statistic meta:table-count="1" meta:cell-count="114" meta:object-count="0"/>
  </office:meta>
</office:document-meta>
</file>